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solid" draw:fill-color="#ffffff" fo:min-height="3.453cm" loext:decorative="false"/>
      <style:paragraph-properties style:writing-mode="lr-tb"/>
      <style:text-properties fo:font-family="'Liberation Mono'" style:font-family-generic="modern" style:font-pitch="fixe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'Liberation Mono'" style:font-family-generic="modern" style:font-pitch="fixed"/>
    </style:style>
    <style:style style:name="T1" style:family="text">
      <style:text-properties fo:font-family="'Liberation Mono'" style:font-family-generic="modern" style:font-pitch="fixe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6.793cm" svg:y="0.473cm">
            <draw:object draw:notify-on-update-of-ranges="Feuille1.A1:Feuille1.A1 Feuille1.A2:Feuille1.A5 Feuille1.B1:Feuille1.B1 Feuille1.B2:Feuille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adre de texte 1" draw:style-name="gr2" draw:text-style-name="P2" svg:width="11.619cm" svg:height="3.453cm" svg:x="2.616cm" svg:y="11.262cm">
            <draw:text-box>
              <text:p><text:span text:style-name="T1">Si val_num ≥ 220</text:span></text:p>
              <text:p><text:span text:style-name="T1"><text:s text:c="4"/></text:span><text:span text:style-name="T1">angle = val_num * 45 / 130 + 765 / 13</text:span></text:p>
              <text:p><text:span text:style-name="T1">Sinon si val_num &lt; 220 et val_num ≥ 172</text:span></text:p>
              <text:p><text:span text:style-name="T1"><text:s text:c="4"/></text:span><text:span text:style-name="T1">angle = val_num * 45 / 48 – 855 / 12</text:span></text:p>
              <text:p><text:span text:style-name="T1">Sinon si val_num &lt; 172</text:span></text:p>
              <text:p><text:span text:style-name="T1"><text:s text:c="4"/></text:span><text:span text:style-name="T1">angle = val_num * 45 / 16 – 1575 / 4 </text:span></text:p>
            </draw:text-box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l_num</text:p>
          </table:table-cell>
          <table:table-cell office:value-type="string" calcext:value-type="string">
            <text:p>angle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roit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si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7:27:22.568467396</meta:creation-date>
    <dc:date>2024-05-01T18:13:54.196979353</dc:date>
    <meta:editing-duration>PT25M39S</meta:editing-duration>
    <meta:editing-cycles>3</meta:editing-cycles>
    <meta:generator>LibreOffice/24.2.2.2$Linux_X86_64 LibreOffice_project/d56cc158d8a96260b836f100ef4b4ef25d6f1a01</meta:generator>
    <meta:document-statistic meta:table-count="1" meta:cell-count="1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4.201cm" style:legend-expansion="high" chart:style-name="ch2"/>
        <chart:plot-area chart:style-name="ch3" table:cell-range-address="Feuille1.A1:Feuille1.B5" chart:data-source-has-labels="row" svg:x="1.331cm" svg:y="0.18cm" svg:width="12.185cm" svg:height="7.659cm">
          <chart:coordinate-region svg:x="2.138cm" svg:y="0.379cm" svg:width="11.098cm" svg:height="6.813cm"/>
          <chart:axis chart:dimension="x" chart:name="primary-x" chart:style-name="ch4">
            <chart:title svg:x="5.752cm" svg:y="8.019cm" chart:style-name="ch5">
              <text:p>val_num (10 bits 1023)</text:p>
            </chart:title>
          </chart:axis>
          <chart:axis chart:dimension="y" chart:name="primary-y" chart:style-name="ch6">
            <chart:title svg:x="0.451cm" svg:y="4.662cm" chart:style-name="ch7">
              <text:p>angle (°)</text:p>
            </chart:title>
            <chart:grid chart:style-name="ch8" chart:class="major"/>
          </chart:axis>
          <chart:series chart:style-name="ch9" chart:values-cell-range-address="Feuille1.B2:Feuille1.B5" chart:label-cell-address="Feuille1.B1:Feuille1.B1" chart:class="chart:scatter">
            <chart:domain table:cell-range-address="Feuille1.A2:Feuille1.A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ngl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">
                <text:p>350</text:p>
                <draw:g>
                  <svg:desc>Feuille1.A2:Feuille1.A5</svg:desc>
                </draw:g>
              </table:table-cell>
              <table:table-cell office:value-type="float" office:value="180">
                <text:p>180</text:p>
                <draw:g>
                  <svg:desc>Feuille1.B2:Feuille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">
                <text:p>1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">
                <text:p>156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